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4486in"/>
    </style:style>
    <style:style style:name="Table1.B" style:family="table-column">
      <style:table-column-properties style:column-width="2.5257in"/>
    </style:style>
    <style:style style:name="Table1.C" style:family="table-column">
      <style:table-column-properties style:column-width="2.9507in"/>
    </style:style>
    <style:style style:name="Table1.A1" style:family="table-cell">
      <style:table-cell-properties style:vertical-align="middle" fo:padding="0.0194in" fo:border="none"/>
    </style:style>
    <style:style style:name="P1" style:family="paragraph" style:parent-style-name="Standard">
      <style:text-properties fo:font-size="12pt" officeooo:rsid="000d9a29" officeooo:paragraph-rsid="000d9a29" style:font-size-asian="12pt" style:font-size-complex="12pt"/>
    </style:style>
    <style:style style:name="P2" style:family="paragraph" style:parent-style-name="Text_20_body">
      <style:text-properties fo:font-size="12pt" officeooo:rsid="000d9a29" officeooo:paragraph-rsid="000d9a29" style:font-size-asian="12pt" style:font-size-complex="12pt"/>
    </style:style>
    <style:style style:name="P3" style:family="paragraph" style:parent-style-name="Text_20_body">
      <style:text-properties fo:font-size="12pt" officeooo:rsid="000d9a29" style:font-size-asian="12pt" style:font-size-complex="12pt"/>
    </style:style>
    <style:style style:name="P4" style:family="paragraph" style:parent-style-name="Heading_20_3">
      <style:text-properties fo:font-size="12pt" officeooo:rsid="000d9a29" style:font-size-asian="12pt" style:font-size-complex="12pt"/>
    </style:style>
    <style:style style:name="P5" style:family="paragraph" style:parent-style-name="Text_20_body" style:list-style-name="L1">
      <style:paragraph-properties fo:margin-top="0in" fo:margin-bottom="0in" style:contextual-spacing="false"/>
      <style:text-properties officeooo:rsid="000d9a29"/>
    </style:style>
    <style:style style:name="P6" style:family="paragraph" style:parent-style-name="Text_20_body" style:list-style-name="L1">
      <style:text-properties officeooo:rsid="000d9a29"/>
    </style:style>
    <style:style style:name="P7" style:family="paragraph" style:parent-style-name="Heading_20_6">
      <style:text-properties fo:font-size="12pt" officeooo:rsid="000d9a29" style:font-size-asian="12pt" style:font-size-complex="12pt"/>
    </style:style>
    <style:style style:name="P8" style:family="paragraph" style:parent-style-name="Text_20_body" style:list-style-name="L2">
      <style:paragraph-properties fo:margin-top="0in" fo:margin-bottom="0in" style:contextual-spacing="false"/>
      <style:text-properties fo:font-size="12pt" officeooo:rsid="000d9a29" style:font-size-asian="12pt" style:font-size-complex="12pt"/>
    </style:style>
    <style:style style:name="P9" style:family="paragraph" style:parent-style-name="Text_20_body" style:list-style-name="L2">
      <style:text-properties fo:font-size="12pt" officeooo:rsid="000d9a29" style:font-size-asian="12pt" style:font-size-complex="12pt"/>
    </style:style>
    <style:style style:name="P10" style:family="paragraph" style:parent-style-name="Text_20_body" style:list-style-name="L3">
      <style:paragraph-properties fo:margin-top="0in" fo:margin-bottom="0in" style:contextual-spacing="false"/>
      <style:text-properties fo:font-size="12pt" officeooo:rsid="000d9a29" style:font-size-asian="12pt" style:font-size-complex="12pt"/>
    </style:style>
    <style:style style:name="P11" style:family="paragraph" style:parent-style-name="Text_20_body" style:list-style-name="L3">
      <style:text-properties fo:font-size="12pt" officeooo:rsid="000d9a29" style:font-size-asian="12pt" style:font-size-complex="12pt"/>
    </style:style>
    <style:style style:name="P12" style:family="paragraph" style:parent-style-name="Text_20_body" style:list-style-name="L4">
      <style:paragraph-properties fo:margin-top="0in" fo:margin-bottom="0in" style:contextual-spacing="false"/>
      <style:text-properties fo:font-size="12pt" officeooo:rsid="000d9a29" style:font-size-asian="12pt" style:font-size-complex="12pt"/>
    </style:style>
    <style:style style:name="P13" style:family="paragraph" style:parent-style-name="Text_20_body" style:list-style-name="L4">
      <style:text-properties fo:font-size="12pt" officeooo:rsid="000d9a29" style:font-size-asian="12pt" style:font-size-complex="12pt"/>
    </style:style>
    <style:style style:name="P14" style:family="paragraph" style:parent-style-name="Text_20_body" style:list-style-name="L5">
      <style:paragraph-properties fo:margin-top="0in" fo:margin-bottom="0in" style:contextual-spacing="false"/>
      <style:text-properties fo:font-size="12pt" officeooo:rsid="000d9a29" style:font-size-asian="12pt" style:font-size-complex="12pt"/>
    </style:style>
    <style:style style:name="P15" style:family="paragraph" style:parent-style-name="Text_20_body" style:list-style-name="L5">
      <style:text-properties fo:font-size="12pt" officeooo:rsid="000d9a29" style:font-size-asian="12pt" style:font-size-complex="12pt"/>
    </style:style>
    <style:style style:name="P16" style:family="paragraph" style:parent-style-name="Text_20_body" style:list-style-name="L6">
      <style:paragraph-properties fo:margin-top="0in" fo:margin-bottom="0in" style:contextual-spacing="false"/>
      <style:text-properties fo:font-size="12pt" officeooo:rsid="000d9a29" style:font-size-asian="12pt" style:font-size-complex="12pt"/>
    </style:style>
    <style:style style:name="P17" style:family="paragraph" style:parent-style-name="Text_20_body" style:list-style-name="L6">
      <style:text-properties fo:font-size="12pt" officeooo:rsid="000d9a29" style:font-size-asian="12pt" style:font-size-complex="12pt"/>
    </style:style>
    <style:style style:name="P18" style:family="paragraph" style:parent-style-name="Text_20_body" style:list-style-name="L7">
      <style:paragraph-properties fo:margin-top="0in" fo:margin-bottom="0in" style:contextual-spacing="false"/>
      <style:text-properties fo:font-size="12pt" officeooo:rsid="000d9a29" style:font-size-asian="12pt" style:font-size-complex="12pt"/>
    </style:style>
    <style:style style:name="P19" style:family="paragraph" style:parent-style-name="Text_20_body" style:list-style-name="L7">
      <style:text-properties fo:font-size="12pt" officeooo:rsid="000d9a29" style:font-size-asian="12pt" style:font-size-complex="12pt"/>
    </style:style>
    <style:style style:name="P20" style:family="paragraph" style:parent-style-name="Text_20_body" style:list-style-name="L8">
      <style:paragraph-properties fo:margin-top="0in" fo:margin-bottom="0in" style:contextual-spacing="false"/>
      <style:text-properties fo:font-size="12pt" officeooo:rsid="000d9a29" style:font-size-asian="12pt" style:font-size-complex="12pt"/>
    </style:style>
    <style:style style:name="P21" style:family="paragraph" style:parent-style-name="Text_20_body" style:list-style-name="L8">
      <style:text-properties fo:font-size="12pt" officeooo:rsid="000d9a29" style:font-size-asian="12pt" style:font-size-complex="12pt"/>
    </style:style>
    <style:style style:name="P22" style:family="paragraph" style:parent-style-name="Text_20_body" style:list-style-name="L9">
      <style:paragraph-properties fo:margin-top="0in" fo:margin-bottom="0in" style:contextual-spacing="false"/>
      <style:text-properties fo:font-size="12pt" officeooo:rsid="000d9a29" style:font-size-asian="12pt" style:font-size-complex="12pt"/>
    </style:style>
    <style:style style:name="P23" style:family="paragraph" style:parent-style-name="Text_20_body" style:list-style-name="L9">
      <style:text-properties fo:font-size="12pt" officeooo:rsid="000d9a29" style:font-size-asian="12pt" style:font-size-complex="12pt"/>
    </style:style>
    <style:style style:name="P24" style:family="paragraph" style:parent-style-name="Table_20_Contents">
      <style:paragraph-properties fo:margin-top="0in" fo:margin-bottom="0.1965in" style:contextual-spacing="false"/>
      <style:text-properties fo:font-size="12pt" fo:font-weight="bold" officeooo:rsid="000d9a29" style:font-size-asian="12pt" style:font-size-complex="12pt"/>
    </style:style>
    <style:style style:name="P25" style:family="paragraph" style:parent-style-name="Table_20_Contents">
      <style:paragraph-properties fo:margin-left="0in" fo:margin-right="0in" fo:margin-top="0in" fo:margin-bottom="0.1965in" style:contextual-spacing="false" fo:text-indent="0in" style:auto-text-indent="false"/>
      <style:text-properties fo:font-size="12pt" fo:font-weight="normal" officeooo:rsid="000d9a29" style:font-size-asian="12pt" style:font-size-complex="12pt"/>
    </style:style>
    <style:style style:name="P26" style:family="paragraph" style:parent-style-name="Heading_20_4">
      <style:text-properties fo:font-size="12pt" officeooo:rsid="000d9a29" style:font-size-asian="12pt" style:font-size-complex="12pt"/>
    </style:style>
    <style:style style:name="P27" style:family="paragraph" style:parent-style-name="Text_20_body" style:list-style-name="L10">
      <style:paragraph-properties fo:margin-top="0in" fo:margin-bottom="0in" style:contextual-spacing="false"/>
      <style:text-properties fo:font-size="12pt" officeooo:rsid="000d9a29" style:font-size-asian="12pt" style:font-size-complex="12pt"/>
    </style:style>
    <style:style style:name="P28" style:family="paragraph" style:parent-style-name="Text_20_body" style:list-style-name="L10">
      <style:text-properties fo:font-size="12pt" officeooo:rsid="000d9a29" style:font-size-asian="12pt" style:font-size-complex="12pt"/>
    </style:style>
    <style:style style:name="P29" style:family="paragraph" style:parent-style-name="Text_20_body" style:list-style-name="L11">
      <style:paragraph-properties fo:margin-top="0in" fo:margin-bottom="0in" style:contextual-spacing="false"/>
      <style:text-properties fo:font-size="12pt" officeooo:rsid="000d9a29" style:font-size-asian="12pt" style:font-size-complex="12pt"/>
    </style:style>
    <style:style style:name="P30" style:family="paragraph" style:parent-style-name="Text_20_body" style:list-style-name="L11">
      <style:text-properties fo:font-size="12pt" officeooo:rsid="000d9a29" style:font-size-asian="12pt" style:font-size-complex="12pt"/>
    </style:style>
    <style:style style:name="T1"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eer Roadmap: Frontend us Backend VLSI Engineering</text:p>
      <text:p text:style-name="P1"/>
      <text:p text:style-name="P2">In the rapidly advancing world of semiconductors, VLSI (Very Large Scale Integration) engineering continues to be a cornerstone of technological innovation. Whether it’s smartphones, smartwatches, autonomous vehicles, or AI chips, VLSI engineers are behind the performance, efficiency, and power of every cutting-edge device. But one question constantly arises among aspiring professionals and students: Should I choose Frontend or Backend VLSI engineering?</text:p>
      <text:p text:style-name="P3">This blog will walk you through the career roadmap for both domains, comparing their roles, required skills, tools, learning paths, and long-term growth. If you’re trying to decide which path suits you best, read on — your future in VLSI may start here.</text:p>
      <text:h text:style-name="P4" text:outline-level="3">Understanding the VLSI Design Flow: Where Frontend Meets Backend</text:h>
      <text:p text:style-name="P3">Before diving into the specifics, it’s important to understand the complete VLSI design flow. From initial specifications to the final chip, VLSI design involves multiple stages:</text:p>
      <text:list text:style-name="L1">
        <text:list-item>
          <text:p text:style-name="P5"><text:span text:style-name="Strong_20_Emphasis"><text:span text:style-name="T1">Frontend Design:</text:span></text:span><text:span text:style-name="T1"> RTL coding, functional simulation, and verification.</text:span></text:p>
        </text:list-item>
        <text:list-item>
          <text:p text:style-name="P6"><text:span text:style-name="Strong_20_Emphasis"><text:span text:style-name="T1">Backend Design:</text:span></text:span><text:span text:style-name="T1"> Physical implementation, layout, floorplanning, placement, routing, DRC/LVS checks, and signoff.</text:span></text:p>
        </text:list-item>
      </text:list>
      <text:p text:style-name="P3">Both are critical — frontend ensures functional correctness, while backend ensures physical feasibility and manufacturability.</text:p>
      <text:h text:style-name="P4" text:outline-level="3">Frontend VLSI Engineering: Creating the Logic</text:h>
      <text:h text:style-name="P7" text:outline-level="6">What It Involves:</text:h>
      <text:p text:style-name="P3">Frontend engineers focus on the design and verification of digital circuits at the RTL (Register Transfer Level). Their job is to translate high-level specifications into Verilog or VHDL code, simulate logic behavior, and ensure functional correctness before physical implementation.</text:p>
      <text:h text:style-name="P7" text:outline-level="6">Key Roles:</text:h>
      <text:list text:style-name="L2">
        <text:list-item>
          <text:p text:style-name="P8">RTL Design Engineer</text:p>
        </text:list-item>
        <text:list-item>
          <text:p text:style-name="P8">Design Verification Engineer</text:p>
        </text:list-item>
        <text:list-item>
          <text:p text:style-name="P8">DFT (Design for Testability) Engineer</text:p>
        </text:list-item>
        <text:list-item>
          <text:p text:style-name="P8">Functional Simulation Engineer</text:p>
        </text:list-item>
        <text:list-item>
          <text:p text:style-name="P9">Emulation/FPGA Validation Engineer</text:p>
        </text:list-item>
      </text:list>
      <text:h text:style-name="P7" text:outline-level="6">Core Skills Required:</text:h>
      <text:list text:style-name="L3">
        <text:list-item>
          <text:p text:style-name="P10">Strong knowledge of Digital Logic Design</text:p>
        </text:list-item>
        <text:list-item>
          <text:p text:style-name="P10">Proficiency in HDLs (Verilog/VHDL)</text:p>
        </text:list-item>
        <text:list-item>
          <text:p text:style-name="P10">Familiarity with Verification Methodologies like UVM or SystemVerilog</text:p>
        </text:list-item>
        <text:list-item>
          <text:p text:style-name="P10">Understanding of Synthesis Concepts</text:p>
        </text:list-item>
        <text:list-item>
          <text:p text:style-name="P11">Knowledge of FSMs, pipelining, clock gating, etc.</text:p>
        </text:list-item>
      </text:list>
      <text:h text:style-name="P7" text:outline-level="6">Popular Tools:</text:h>
      <text:list text:style-name="L4">
        <text:list-item>
          <text:p text:style-name="P12">Synopsys VCS / Cadence Incisive for simulation</text:p>
        </text:list-item>
        <text:list-item>
          <text:p text:style-name="P12"><text:soft-page-break/>QuestaSim for debugging</text:p>
        </text:list-item>
        <text:list-item>
          <text:p text:style-name="P12">JasperGold, Verdi, or SpyGlass for static verification</text:p>
        </text:list-item>
        <text:list-item>
          <text:p text:style-name="P13">Vivado or Quartus for FPGA-based validation</text:p>
        </text:list-item>
      </text:list>
      <text:h text:style-name="P7" text:outline-level="6">Learning Path:</text:h>
      <text:list text:style-name="L5">
        <text:list-item>
          <text:p text:style-name="P14">Start with mastering digital electronics and CMOS basics.</text:p>
        </text:list-item>
        <text:list-item>
          <text:p text:style-name="P14">Learn Verilog and VHDL thoroughly.</text:p>
        </text:list-item>
        <text:list-item>
          <text:p text:style-name="P14">Build mini-projects on ALUs, multiplexers, or CPU architectures.</text:p>
        </text:list-item>
        <text:list-item>
          <text:p text:style-name="P14">Get familiar with SystemVerilog &amp; UVM.</text:p>
        </text:list-item>
        <text:list-item>
          <text:p text:style-name="P14">Learn simulation &amp; debugging tools through real-world projects.</text:p>
        </text:list-item>
        <text:list-item>
          <text:p text:style-name="P15">Try FPGA programming using boards like Xilinx/Intel.</text:p>
        </text:list-item>
      </text:list>
      <text:h text:style-name="P4" text:outline-level="3">Backend VLSI Engineering: Bringing the Design to Life</text:h>
      <text:h text:style-name="P7" text:outline-level="6">What It Involves:</text:h>
      <text:p text:style-name="P3">Backend engineers work on taking the verified RTL and converting it into a physical chip layout. This includes synthesis, placement, clock tree synthesis, routing, timing analysis, and sign-off checks to ensure performance, area, and power goals are met.</text:p>
      <text:h text:style-name="P7" text:outline-level="6">Key Roles:</text:h>
      <text:list text:style-name="L6">
        <text:list-item>
          <text:p text:style-name="P16">Physical Design Engineer</text:p>
        </text:list-item>
        <text:list-item>
          <text:p text:style-name="P16">STA (Static Timing Analysis) Engineer</text:p>
        </text:list-item>
        <text:list-item>
          <text:p text:style-name="P16">PNR Engineer</text:p>
        </text:list-item>
        <text:list-item>
          <text:p text:style-name="P16">PD Verification Engineer</text:p>
        </text:list-item>
        <text:list-item>
          <text:p text:style-name="P17">Tapeout Engineer</text:p>
        </text:list-item>
      </text:list>
      <text:h text:style-name="P7" text:outline-level="6">Core Skills Required:</text:h>
      <text:list text:style-name="L7">
        <text:list-item>
          <text:p text:style-name="P18">Strong understanding of CMOS, RC delay, IR drop, electromigration</text:p>
        </text:list-item>
        <text:list-item>
          <text:p text:style-name="P18">Deep knowledge of timing analysis, physical constraints</text:p>
        </text:list-item>
        <text:list-item>
          <text:p text:style-name="P18">Concepts of parasitic extraction, clock tree design</text:p>
        </text:list-item>
        <text:list-item>
          <text:p text:style-name="P19">Knowledge of EDA tool flows and foundry rules</text:p>
        </text:list-item>
      </text:list>
      <text:h text:style-name="P7" text:outline-level="6">Popular Tools:</text:h>
      <text:list text:style-name="L8">
        <text:list-item>
          <text:p text:style-name="P20">Cadence Innovus</text:p>
        </text:list-item>
        <text:list-item>
          <text:p text:style-name="P20">Synopsys ICC2 and PrimeTime</text:p>
        </text:list-item>
        <text:list-item>
          <text:p text:style-name="P20">Mentor Calibre (for DRC/LVS)</text:p>
        </text:list-item>
        <text:list-item>
          <text:p text:style-name="P21">‘Redhawk, Voltus for power analysis</text:p>
        </text:list-item>
      </text:list>
      <text:h text:style-name="P7" text:outline-level="6">Learning Path:</text:h>
      <text:list text:style-name="L9">
        <text:list-item>
          <text:p text:style-name="P22">Learn CMOS, circuit theory, and semiconductor physics.</text:p>
        </text:list-item>
        <text:list-item>
          <text:p text:style-name="P22">Understand ASIC physical design flow from netlist to GDSII.</text:p>
        </text:list-item>
        <text:list-item>
          <text:p text:style-name="P22">Study concepts like floorplanning, CTS, congestion management.</text:p>
        </text:list-item>
        <text:list-item>
          <text:p text:style-name="P22">Get hands-on with EDA tools via university programs or internships.</text:p>
        </text:list-item>
        <text:list-item>
          <text:p text:style-name="P22">Practice on open-source tools like</text:p>
        </text:list-item>
        <text:list-item>
          <text:p text:style-name="P22">OpenROAD, Magic, etc.</text:p>
        </text:list-item>
        <text:list-item>
          <text:p text:style-name="P23"><text:soft-page-break/>Study case studies of industry tapeouts and backend issues.</text:p>
        </text:list-item>
      </text:list>
      <text:h text:style-name="P4" text:outline-level="3">Frontend vs Backend: Career Growth &amp; Opportunities</text:h>
      <table:table table:name="Table1" table:style-name="Table1">
        <table:table-column table:style-name="Table1.A"/>
        <table:table-column table:style-name="Table1.B"/>
        <table:table-column table:style-name="Table1.C"/>
        <table:table-row>
          <table:table-cell table:style-name="Table1.A1" office:value-type="string">
            <text:p text:style-name="P24">Factor</text:p>
          </table:table-cell>
          <table:table-cell table:style-name="Table1.A1" office:value-type="string">
            <text:p text:style-name="P24">Frontend VLSI</text:p>
          </table:table-cell>
          <table:table-cell table:style-name="Table1.A1" office:value-type="string">
            <text:p text:style-name="P24">Backend VLSI</text:p>
          </table:table-cell>
        </table:table-row>
        <table:table-row>
          <table:table-cell table:style-name="Table1.A1" office:value-type="string">
            <text:p text:style-name="P24">Learning Curve</text:p>
          </table:table-cell>
          <table:table-cell table:style-name="Table1.A1" office:value-type="string">
            <text:p text:style-name="P25">Moderate (Verilog/SystemVerilog)</text:p>
          </table:table-cell>
          <table:table-cell table:style-name="Table1.A1" office:value-type="string">
            <text:p text:style-name="P25">Steep (Tool mastery &amp; physics-heavy)</text:p>
          </table:table-cell>
        </table:table-row>
        <table:table-row>
          <table:table-cell table:style-name="Table1.A1" office:value-type="string">
            <text:p text:style-name="P24">Jobs in Startups</text:p>
          </table:table-cell>
          <table:table-cell table:style-name="Table1.A1" office:value-type="string">
            <text:p text:style-name="P25">More opportunities (due to digital core design)</text:p>
          </table:table-cell>
          <table:table-cell table:style-name="Table1.A1" office:value-type="string">
            <text:p text:style-name="P25">Fewer, backend often outsourced</text:p>
          </table:table-cell>
        </table:table-row>
        <table:table-row>
          <table:table-cell table:style-name="Table1.A1" office:value-type="string">
            <text:p text:style-name="P24">Jobs in Big Companies</text:p>
          </table:table-cell>
          <table:table-cell table:style-name="Table1.A1" office:value-type="string">
            <text:p text:style-name="P25">Excellent (Intel, Qualcomm, Nvidia)</text:p>
          </table:table-cell>
          <table:table-cell table:style-name="Table1.A1" office:value-type="string">
            <text:p text:style-name="P25">Excellent (TSMC, Broadcom, GlobalFoundries)</text:p>
          </table:table-cell>
        </table:table-row>
        <table:table-row>
          <table:table-cell table:style-name="Table1.A1" office:value-type="string">
            <text:p text:style-name="P24">Career Path</text:p>
          </table:table-cell>
          <table:table-cell table:style-name="Table1.A1" office:value-type="string">
            <text:p text:style-name="P25">RTL → Verification → Lead → Architect</text:p>
          </table:table-cell>
          <table:table-cell table:style-name="Table1.A1" office:value-type="string">
            <text:p text:style-name="P25">Physical Design → STA → Lead → Tapeout Manager</text:p>
          </table:table-cell>
        </table:table-row>
        <table:table-row>
          <table:table-cell table:style-name="Table1.A1" office:value-type="string">
            <text:p text:style-name="P24">Salary Range (INR)</text:p>
          </table:table-cell>
          <table:table-cell table:style-name="Table1.A1" office:value-type="string">
            <text:p text:style-name="P25">6–30 LPA (India), $90k–$200k (US)</text:p>
          </table:table-cell>
          <table:table-cell table:style-name="Table1.A1" office:value-type="string">
            <text:p text:style-name="P25">6–35 LPA (India), $95k–$220k (US)</text:p>
          </table:table-cell>
        </table:table-row>
        <table:table-row>
          <table:table-cell table:style-name="Table1.A1" office:value-type="string">
            <text:p text:style-name="P24">Work-Life Balance</text:p>
          </table:table-cell>
          <table:table-cell table:style-name="Table1.A1" office:value-type="string">
            <text:p text:style-name="P25">Moderate to High</text:p>
          </table:table-cell>
          <table:table-cell table:style-name="Table1.A1" office:value-type="string">
            <text:p text:style-name="P25">Often challenging during tapeouts</text:p>
          </table:table-cell>
        </table:table-row>
      </table:table>
      <text:h text:style-name="P26" text:outline-level="4">Which One Should You Choose?</text:h>
      <text:p text:style-name="P3">Both frontend and backend engineering have their own charm. Choosing one depends on your interests and strengths:</text:p>
      <text:list text:style-name="L10">
        <text:list-item>
          <text:p text:style-name="P27">If you love coding, simulation, debugging, and logic design, frontend may be your fit.</text:p>
        </text:list-item>
        <text:list-item>
          <text:p text:style-name="P28">If you’re more inclined toward device physics, layout optimization, timing analysis, and thrive on technical complexity, go for backend.</text:p>
        </text:list-item>
      </text:list>
      <text:p text:style-name="P3">Also, job availability may depend on geography. For instance, India has more frontend job roles, while countries like Taiwan, Singapore, and parts of the US offer broader backend roles due to their fabrication focus.</text:p>
      <text:h text:style-name="P4" text:outline-level="3">Must-Have Certifications &amp; Projects</text:h>
      <text:p text:style-name="P3">Whether you go frontend or backend, having hands-on experience is essential. Some recommendations:</text:p>
      <text:list text:style-name="L11">
        <text:list-item>
          <text:p text:style-name="P29">Certified Physical Design/Verification Engineer from reputed VLSI training institutes.</text:p>
        </text:list-item>
        <text:list-item>
          <text:p text:style-name="P29">Projects like:</text:p>
          <text:list>
            <text:list-item>
              <text:p text:style-name="P29">Frontend: 8-bit CPU RTL design, AXI interface, pipelined processor</text:p>
            </text:list-item>
            <text:list-item>
              <text:p text:style-name="P29">Backend: Complete ASIC implementation from RTL to GDSII using open-source EDA tools</text:p>
            </text:list-item>
          </text:list>
        </text:list-item>
        <text:list-item>
          <text:p text:style-name="P30">Internships or live projects from companies or institutes like SCL, DRDO, or chip design startups.</text:p>
        </text:list-item>
      </text:list>
      <text:h text:style-name="P4" text:outline-level="3"><text:soft-page-break/>Final Thoughts: Frontend and Backend Go Hand in Hand</text:h>
      <text:p text:style-name="P3">Frontend and backend aren’t rivals — they are partners in creating a successful chip. A good VLSI engineer appreciates both sides and works to bridge the gap through effective communication and technical synergy.</text:p>
      <text:p text:style-name="P3">Choosing the right path depends on your learning style, academic background, and future goals. The industry always needs smart minds who can design efficient systems or make them physically real. So whichever path you take, ensure you’re upskilling, building real-world projects, and networking with the right professionals on LinkedIn and offline forum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7:03:07.804181741</meta:creation-date>
    <dc:date>2026-04-16T07:05:10.125060800</dc:date>
    <meta:editing-duration>PT2M3S</meta:editing-duration>
    <meta:editing-cycles>1</meta:editing-cycles>
    <meta:document-statistic meta:table-count="1" meta:image-count="0" meta:object-count="0" meta:page-count="4" meta:paragraph-count="99" meta:word-count="902" meta:character-count="6071" meta:non-whitespace-character-count="5318"/>
    <meta:generator>LibreOffice/25.8.6.2$Linux_X86_64 LibreOffice_project/580$Build-2</meta:generator>
  </office:meta>
</office:document-meta>
</file>